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co3" style:family="table-column">
      <style:table-column-properties fo:break-before="auto" style:column-width="3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.095" calcext:value-type="float">
            <text:p>1,0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9" calcext:value-type="float">
            <text:p>1,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217" calcext:value-type="float">
            <text:p>1,2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.257" calcext:value-type="float">
            <text:p>1,2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32" calcext:value-type="float">
            <text:p>1,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359" calcext:value-type="float">
            <text:p>1,3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379" calcext:value-type="float">
            <text:p>1,3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.42" calcext:value-type="float">
            <text:p>1,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438" calcext:value-type="float">
            <text:p>1,4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58" calcext:value-type="float">
            <text:p>1,5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.79" calcext:value-type="float">
            <text:p>1,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896" calcext:value-type="float">
            <text:p>1,89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.565" calcext:value-type="float">
            <text:p>3,56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Столбец 1</text:span>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Среднее</text:p>
          </table:table-cell>
          <table:table-cell table:formula="of:=AVERAGE([.$C$2:.$C$15])" office:value-type="float" office:value="1.61471428571429" calcext:value-type="float">
            <text:p>1,614714285714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Среднеквадратическое отклонение</text:p>
          </table:table-cell>
          <table:table-cell table:formula="of:=SQRT(VAR([.$C$2:.$C$15])/COUNT([.$C$2:.$C$15]))" office:value-type="float" office:value="0.168440468779812" calcext:value-type="float">
            <text:p>0,1684404687798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Мода</text:p>
          </table:table-cell>
          <table:table-cell table:formula="of:=MODE([.$C$2:.$C$15])" office:value-type="string" office:string-value="" calcext:value-type="error">
            <text:p>#ЗНАЧ!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Медиана</text:p>
          </table:table-cell>
          <table:table-cell table:formula="of:=MEDIAN([.$C$2:.$C$15])" office:value-type="float" office:value="1.3995" calcext:value-type="float">
            <text:p>1,3995</text:p>
          </table:table-cell>
          <table:table-cell/>
          <table:table-cell table:formula="of:=AVERAGE([.$C$2:.$C$15])" office:value-type="float" office:value="1.61471428571429" calcext:value-type="float">
            <text:p>1,61471428571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Первый квартиль </text:p>
          </table:table-cell>
          <table:table-cell table:formula="of:=QUARTILE([.$C$2:.$C$15]; 1)" office:value-type="float" office:value="1.27275" calcext:value-type="float">
            <text:p>1,272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Третий квартиль </text:p>
          </table:table-cell>
          <table:table-cell table:formula="of:=QUARTILE([.$C$2:.$C$15]; 3)" office:value-type="float" office:value="1.7375" calcext:value-type="float">
            <text:p>1,737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Дисперсия</text:p>
          </table:table-cell>
          <table:table-cell table:formula="of:=VAR([.$C$2:.$C$15])" office:value-type="float" office:value="0.397210681318681" calcext:value-type="float">
            <text:p>0,39721068131868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Среднеквадратическое отклонение</text:p>
          </table:table-cell>
          <table:table-cell table:formula="of:=STDEV([.$C$2:.$C$15])" office:value-type="float" office:value="0.63024652424165" calcext:value-type="float">
            <text:p>0,630246524241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Эксцесс</text:p>
          </table:table-cell>
          <table:table-cell table:formula="of:=KURT([.$C$2:.$C$15])" office:value-type="float" office:value="7.55662031982615" calcext:value-type="float">
            <text:p>7,55662031982615</text:p>
          </table:table-cell>
          <table:table-cell/>
          <table:table-cell table:formula="of:=AVERAGE([.$C$2:.$C$15])" office:value-type="float" office:value="1.61471428571429" calcext:value-type="float">
            <text:p>1,614714285714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Асимметрия</text:p>
          </table:table-cell>
          <table:table-cell table:formula="of:=SKEW([.$C$2:.$C$15])" office:value-type="float" office:value="2.56892226602755" calcext:value-type="float">
            <text:p>2,5689222660275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Диапазон</text:p>
          </table:table-cell>
          <table:table-cell table:formula="of:=MAX([.$C$2:.$C$15])-MIN([.$C$2:.$C$15])" office:value-type="float" office:value="2.47" calcext:value-type="float">
            <text:p>2,4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Минимум</text:p>
          </table:table-cell>
          <table:table-cell table:formula="of:=MIN([.$C$2:.$C$15])" office:value-type="float" office:value="1.095" calcext:value-type="float">
            <text:p>1,09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Максимум</text:p>
          </table:table-cell>
          <table:table-cell table:formula="of:=MAX([.$C$2:.$C$15])" office:value-type="float" office:value="3.565" calcext:value-type="float">
            <text:p>3,5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Сумма</text:p>
          </table:table-cell>
          <table:table-cell table:formula="of:=SUM([.$C$2:.$C$15])" office:value-type="float" office:value="22.606" calcext:value-type="float">
            <text:p>22,60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Количество</text:p>
          </table:table-cell>
          <table:table-cell table:formula="of:=COUNT([.$C$2:.$C$15])" office:value-type="float" office:value="14" calcext:value-type="float">
            <text:p>14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Лист1.B2:Лист1.C1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.00.0000</text:date>, <text:time style:data-style-name="N2" text:time-value="21:43:32.87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0T17:07:53.033000000</meta:creation-date>
    <dc:date>2018-08-31T17:17:08.565000000</dc:date>
    <meta:editing-duration>P1DT23H41M3S</meta:editing-duration>
    <meta:editing-cycles>2</meta:editing-cycles>
    <meta:generator>LibreOffice/6.0.0.3$Windows_x86 LibreOffice_project/64a0f66915f38c6217de274f0aa8e15618924765</meta:generator>
    <meta:document-statistic meta:table-count="1" meta:cell-count="61" meta:object-count="0"/>
  </office:meta>
</office:document-meta>
</file>